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651cm" svg:height="2.886cm" svg:x="1cm" svg:y="1cm">
          <draw:image xlink:href="../pngs/walden-element-d1a.png" xlink:type="simple" xlink:show="embed" xlink:actuate="onLoad">
            <text:p/>
          </draw:image>
        </draw:frame>
        <draw:frame draw:style-name="gr1" draw:text-style-name="P1" draw:layer="layout" svg:width="9.881cm" svg:height="2.72cm" svg:x="7.867cm" svg:y="1.039cm">
          <draw:image xlink:href="../pngs/walden-element-d1b.png" xlink:type="simple" xlink:show="embed" xlink:actuate="onLoad">
            <text:p/>
          </draw:image>
        </draw:frame>
        <draw:frame draw:style-name="gr1" draw:text-style-name="P1" draw:layer="layout" svg:width="6.395cm" svg:height="2.737cm" svg:x="1cm" svg:y="4.322cm">
          <draw:image xlink:href="../pngs/walden-element-d1c.png" xlink:type="simple" xlink:show="embed" xlink:actuate="onLoad">
            <text:p/>
          </draw:image>
        </draw:frame>
        <draw:frame draw:style-name="gr1" draw:text-style-name="P1" draw:layer="layout" svg:width="11.207cm" svg:height="3.533cm" svg:x="7.867cm" svg:y="3.667cm">
          <draw:image xlink:href="../pngs/walden-element-d2a.png" xlink:type="simple" xlink:show="embed" xlink:actuate="onLoad">
            <text:p/>
          </draw:image>
        </draw:frame>
        <draw:frame draw:style-name="gr1" draw:text-style-name="P1" draw:layer="layout" svg:width="11.758cm" svg:height="2.501cm" svg:x="1cm" svg:y="7.523cm">
          <draw:image xlink:href="../pngs/walden-element-d2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5T01:17:08.963391000</meta:creation-date>
    <meta:generator>LibreOffice/5.0.3.2$MacOSX_X86_64 LibreOffice_project/e5f16313668ac592c1bfb310f4390624e3dbfb75</meta:generator>
    <dc:date>2016-07-15T01:26:57.390318000</dc:date>
    <meta:editing-duration>PT4M46S</meta:editing-duration>
    <meta:editing-cycles>1</meta:editing-cycles>
    <meta:document-statistic meta:object-count="5"/>
  </office:meta>
</office:document-meta>
</file>